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table:formula="of:=[.B3]*[.B4]" office:value-type="float" office:value="65536000" calcext:value-type="float">
            <text:p>6553600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7]*60+[.C7]" office:value-type="float" office:value="324" calcext:value-type="float">
            <text:p>3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teration</text:p>
          </table:table-cell>
          <table:table-cell table:formula="of:=[.B8]/[.B9]" office:value-type="float" office:value="29.4545454545455" calcext:value-type="float">
            <text:p>29.4545454545455</text:p>
          </table:table-cell>
          <table:table-cell/>
        </table:table-row>
        <table:table-row table:style-name="ro1">
          <table:table-cell office:value-type="string" calcext:value-type="string">
            <text:p>Cycles/Sec</text:p>
          </table:table-cell>
          <table:table-cell table:style-name="ce2" table:formula="of:=[.B5]/[.B11]" office:value-type="float" office:value="2224987.65432099" calcext:value-type="float">
            <text:p>2224988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style-name="ce3" table:formula="of:=[.B12]/1000000" office:value-type="float" office:value="2.22498765432099" calcext:value-type="float">
            <text:p>2.22</text:p>
          </table:table-cell>
          <table:table-cell office:value-type="string" calcext:value-type="string">
            <text:p>M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20:38:43.715240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1-19T20:43:57.411690321</dc:date>
    <meta:editing-duration>PT15M15S</meta:editing-duration>
    <meta:editing-cycles>6</meta:editing-cycles>
    <meta:generator>LibreOffice/7.6.2.1$Linux_X86_64 LibreOffice_project/60$Build-1</meta:generator>
    <meta:document-statistic meta:table-count="1" meta:cell-count="26" meta:object-count="0"/>
  </office:meta>
</office:document-meta>
</file>